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Messages.errUnexpectedNodeTypeForXPat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ExpressionMessageNoPar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UnknownBpelFunction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InvalidQName( String qnam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Messages.errXPathSyntax( String xPath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warnXPath20Syntax( String xPathString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UndeclaredFunctionPrefix( String prefix ,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XslCompilation( String xslName ,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UnconfigurableX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Messages.errLiteralExpected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UnexpectedCompilationErro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XsltStylesheetNotFoun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essages.errInvalidNumberOfArguments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